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09f" officeooo:paragraph-rsid="001a509f"/>
    </style:style>
    <style:style style:name="P2" style:family="paragraph" style:parent-style-name="Standard">
      <style:text-properties officeooo:rsid="001b844d" officeooo:paragraph-rsid="001b844d"/>
    </style:style>
    <style:style style:name="P3" style:family="paragraph" style:parent-style-name="Standard">
      <style:text-properties officeooo:rsid="001c9929" officeooo:paragraph-rsid="001c9929"/>
    </style:style>
    <style:style style:name="P4" style:family="paragraph" style:parent-style-name="Standard">
      <style:text-properties officeooo:rsid="001c9929" officeooo:paragraph-rsid="001e32dd"/>
    </style:style>
    <style:style style:name="P5" style:family="paragraph" style:parent-style-name="Standard">
      <style:text-properties fo:language="fr" fo:country="FR" officeooo:rsid="001b844d" officeooo:paragraph-rsid="001b844d"/>
    </style:style>
    <style:style style:name="P6" style:family="paragraph" style:parent-style-name="Standard">
      <style:text-properties fo:language="fr" fo:country="FR" officeooo:rsid="001c9929" officeooo:paragraph-rsid="001c9929"/>
    </style:style>
    <style:style style:name="P7" style:family="paragraph" style:parent-style-name="Standard">
      <style:text-properties fo:language="fr" fo:country="FR" officeooo:rsid="001c9929" officeooo:paragraph-rsid="001e32dd"/>
    </style:style>
    <style:style style:name="P8" style:family="paragraph" style:parent-style-name="Standard">
      <style:text-properties fo:language="fr" fo:country="FR" officeooo:rsid="001c9929" officeooo:paragraph-rsid="001b844d"/>
    </style:style>
    <style:style style:name="P9" style:family="paragraph" style:parent-style-name="Standard">
      <style:text-properties fo:language="fr" fo:country="FR" officeooo:rsid="001e32dd" officeooo:paragraph-rsid="001e32dd"/>
    </style:style>
    <style:style style:name="P10" style:family="paragraph" style:parent-style-name="Standard">
      <style:text-properties fo:language="fr" fo:country="FR" officeooo:rsid="0020a174" officeooo:paragraph-rsid="0020a174"/>
    </style:style>
    <style:style style:name="P11" style:family="paragraph" style:parent-style-name="Standard">
      <style:text-properties officeooo:rsid="001a509f" officeooo:paragraph-rsid="001a509f"/>
    </style:style>
    <style:style style:name="P12" style:family="paragraph" style:parent-style-name="Standard">
      <style:text-properties officeooo:rsid="0020a174" officeooo:paragraph-rsid="0020a174"/>
    </style:style>
    <style:style style:name="T1" style:family="text">
      <style:text-properties fo:language="fr" fo:country="FR"/>
    </style:style>
    <style:style style:name="T2" style:family="text">
      <style:text-properties fo:language="fr" fo:country="FR" officeooo:rsid="001b844d"/>
    </style:style>
    <style:style style:name="T3" style:family="text">
      <style:text-properties fo:language="fr" fo:country="FR" officeooo:rsid="001c9929"/>
    </style:style>
    <style:style style:name="T4" style:family="text">
      <style:text-properties fo:language="fr" fo:country="FR" officeooo:rsid="001e32dd"/>
    </style:style>
    <style:style style:name="T5" style:family="text">
      <style:text-properties fo:language="fr" fo:country="FR" officeooo:rsid="001ebc24"/>
    </style:style>
    <style:style style:name="T6" style:family="text">
      <style:text-properties officeooo:rsid="001e32dd"/>
    </style:style>
    <style:style style:name="T7" style:family="text">
      <style:text-properties officeooo:rsid="001ebc24"/>
    </style:style>
    <style:style style:name="T8" style:family="text">
      <style:text-properties fo:color="#990000" fo:font-size="16pt" fo:font-weight="bold" fo:background-color="#ffffff" loext:char-shading-value="0"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text:span text:style-name="T8"><text:s text:c="36"/>Commentaire du diagramme</text:span> </text:p>
      <text:p text:style-name="P12"/>
      <text:p text:style-name="P12"><text:s text:c="60"/>Aziza SBAI EL IDRISSI</text:p>
      <text:p text:style-name="P12"><text:s text:c="50"/></text:p>
      <text:p text:style-name="P1"/>
      <text:p text:style-name="P1"/>
      <text:p text:style-name="P1">Pour <text:span text:style-name="T6">effectuer</text:span> <text:span text:style-name="T7">mon</text:span> diagramme, j'ai pris un article qui parle de l'accord <text:span text:style-name="T1">en matière de partenariat et de développement entre l'Union européenne et la République islamique d'Afghanistan, l'article se trouve dans le lien suivant : </text:span><text:a xlink:type="simple" xlink:href="http://parltrack.euwiki.org/dossier/2015/2103(INL">http://parltrack.euwiki.org/dossier/2015/2103(INL</text:a><text:span text:style-name="T1">)</text:span></text:p>
      <text:p text:style-name="P1"/>
      <text:p text:style-name="P1"><text:span text:style-name="T1">J'ai divisé mon diagramme en trois parties : la première est la partie physique de di</text:span><text:span text:style-name="T5">a</text:span><text:span text:style-name="T1">gramme, elle est représentée </text:span><text:span text:style-name="T5">par </text:span><text:span text:style-name="T1">un rectangle. La deuxième partie contient les acteurs, elle est représentée </text:span><text:span text:style-name="T5">par</text:span><text:span text:style-name="T1"> des hexagones. La troisième partie correspon</text:span><text:span text:style-name="T2">d</text:span><text:span text:style-name="T1"> aux concepts, elle est représentée </text:span><text:span text:style-name="T5">par </text:span><text:span text:style-name="T2">des cercles.</text:span></text:p>
      <text:p text:style-name="P1"/>
      <text:p text:style-name="P5">Dans la partie physique, j'ai décris la partie matérielle de diagramme : La police de texte, les formes dans l'article, les images ...etc. Elle est représentée par un rectangle avec le titre « Décision du Conseil » qui est le titre de l'article. J'ai pris une image de l'article et je l'ai affiché pour donner une idée à quoi ressemble l'article, j'ai relié chaque mot avec son correspondant pour avoir un diagramme lié et connecté ( le mot date avec la date dans l'article, le mot Logo avec le logo trouvé dans l'article … etc).</text:p>
      <text:p text:style-name="P5">J'ai relié aussi le mot Phrases avec l'acteur «  Le président du conseil européen » <text:span text:style-name="T7">vu que</text:span> c'est ce dernier qui a écrit les phrases trouvées dans l'article, et j'ai connecté le <text:span text:style-name="T7">même</text:span> mot avec la partie <text:span text:style-name="T7">C</text:span>oncept pour dire que cette partie est sous forme des phrases.</text:p>
      <text:p text:style-name="P2"/>
      <text:p text:style-name="P2"><text:span text:style-name="T1">Dans la partie auteurs, </text:span><text:span text:style-name="T3">j'ai dessiné deux hexagones, l'un qui contient l'autre pour dire que le président du conseil européen est un membre de la commission européenne. J'ai choisi les deux couleurs bleue et jaune qui sont les couleurs du Logo de l'union européen.</text:span></text:p>
      <text:p text:style-name="P6">J'ai relié les deux acteurs avec la partie physique et la partie <text:span text:style-name="T7">C</text:span>oncept.</text:p>
      <text:p text:style-name="P3"/>
      <text:p text:style-name="P7">Dans La partie Concept, j'ai dessiné un grand cercle que j'ai appelé « L'article », ce cercle contient deux autres. Le premier cercle est pour les engagements, je les ai divisé en deux petits cercles l'un est pour le développement : le développement de la santé, de transports, d'énergie ...etc et l'autre contient la lutte contre la criminalité, le terrorisme, les stupéfiants ...etc </text:p>
      <text:p text:style-name="P4"><text:span text:style-name="T1">Le deuxième cercle nommé « </text:span><text:span text:style-name="T4">Les différents articles de la coopération entre l'Union européenne et la République d'Afghanistan », contient trois petits cercles, chacun d'eux représente les articles vus dans le document.</text:span></text:p>
      <text:p text:style-name="P9"/>
      <text:p text:style-name="P10">J'ai ajouté des liens dans chaque partie de mon diagramme pour avoir un diagramme connecté et lié au Web, ces liens j'ai pu les obtenir de Dbpedia.</text:p>
      <text:p text:style-name="P9"/>
      <text:p text:style-name="P7"/>
      <text:p text:style-name="P6"/>
      <text:p text:style-name="P2"/>
      <text:p text:style-name="P8"/>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8:33:38.923474681</meta:creation-date>
    <dc:date>2018-02-20T09:42:23.984926129</dc:date>
    <meta:editing-duration>PT18M28S</meta:editing-duration>
    <meta:editing-cycles>4</meta:editing-cycles>
    <meta:generator>LibreOffice/4.2.8.2$Linux_X86_64 LibreOffice_project/420m0$Build-2</meta:generator>
    <meta:document-statistic meta:table-count="0" meta:image-count="0" meta:object-count="0" meta:page-count="1" meta:paragraph-count="12" meta:word-count="411" meta:character-count="2645" meta:non-whitespace-character-count="2096"/>
  </office:meta>
</office:document-meta>
</file>